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200000019CDAC6C08D2653156.png" manifest:media-type="image/png"/>
  <manifest:file-entry manifest:full-path="Pictures/100002010000019000000019C70443798A7B2E79.png" manifest:media-type="image/png"/>
  <manifest:file-entry manifest:full-path="Pictures/100002010000019000000013B70689121801673C.png" manifest:media-type="image/png"/>
  <manifest:file-entry manifest:full-path="Pictures/100002010000006100000019695156123131DCF1.png" manifest:media-type="image/png"/>
  <manifest:file-entry manifest:full-path="Pictures/100002010000010600000019041EA59656EFDD57.png" manifest:media-type="image/png"/>
  <manifest:file-entry manifest:full-path="Pictures/100002010000015D0000001986825511278C9669.png" manifest:media-type="image/png"/>
  <manifest:file-entry manifest:full-path="Pictures/100002010000016E0000001963C94335C8969139.png" manifest:media-type="image/png"/>
  <manifest:file-entry manifest:full-path="Pictures/1000020100000190000000169BE0B29DCE4329FD.png" manifest:media-type="image/png"/>
  <manifest:file-entry manifest:full-path="Pictures/100002010000014C000000196A8F7E4009111AF3.png" manifest:media-type="image/png"/>
  <manifest:file-entry manifest:full-path="Pictures/10000201000000E800000019CBDD873F1FB4D06E.png" manifest:media-type="image/png"/>
  <manifest:file-entry manifest:full-path="Pictures/100002010000019000000015E7E370D06683155D.png" manifest:media-type="image/png"/>
  <manifest:file-entry manifest:full-path="Pictures/100002010000019000000019CF67A6DF0296F695.png" manifest:media-type="image/png"/>
  <manifest:file-entry manifest:full-path="Pictures/10000201000001900000001794AB21AD541D6EDC.png" manifest:media-type="image/png"/>
  <manifest:file-entry manifest:full-path="Pictures/10000200000000080000000BDDDC75AE996D66BE.gif" manifest:media-type="image/gif"/>
  <manifest:file-entry manifest:full-path="Pictures/100002010000018100000019D465E2CB615CFB1A.png" manifest:media-type="image/png"/>
  <manifest:file-entry manifest:full-path="Pictures/1000020100000116000000192C065D756EA76D4E.png" manifest:media-type="image/png"/>
  <manifest:file-entry manifest:full-path="Pictures/100002010000016400000019BFE8042C5545BEF9.png" manifest:media-type="image/png"/>
  <manifest:file-entry manifest:full-path="Pictures/10000201000000B700000019DCD7884E8C1B93E4.png" manifest:media-type="image/png"/>
  <manifest:file-entry manifest:full-path="Pictures/100002010000008C000000196B0ACB9A08D91E0C.png" manifest:media-type="image/png"/>
  <manifest:file-entry manifest:full-path="Pictures/10000201000000D300000019718A58A5C9B1DB98.png" manifest:media-type="image/png"/>
  <manifest:file-entry manifest:full-path="Pictures/100002010000019000000014B00B59307206B7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text-align="justify" style:justify-single-word="false" fo:orphans="2" fo:widows="2" fo:text-indent="0cm" style:auto-text-indent="false"/>
    </style:style>
    <style:style style:name="P2" style:family="paragraph" style:parent-style-name="Standard">
      <style:text-properties officeooo:rsid="001f842a" officeooo:paragraph-rsid="001f842a"/>
    </style:style>
    <style:style style:name="P3" style:family="paragraph" style:parent-style-name="Standard">
      <style:paragraph-properties fo:break-before="page"/>
      <style:text-properties officeooo:rsid="001f842a" officeooo:paragraph-rsid="001f842a"/>
    </style:style>
    <style:style style:name="P4" style:family="paragraph" style:parent-style-name="Text_20_body">
      <style:paragraph-properties fo:text-align="justify" style:justify-single-word="false" fo:orphans="2" fo:widows="2"/>
      <style:text-properties fo:font-variant="normal" fo:text-transform="none" fo:color="#000000" loext:opacity="100%" style:font-name="Verdana" fo:font-size="6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loext:opacity="100%" fo:letter-spacing="normal"/>
    </style:style>
    <style:style style:name="P6" style:family="paragraph" style:parent-style-name="Text_20_body">
      <style:paragraph-properties fo:text-align="justify" style:justify-single-word="false" fo:orphans="2" fo:widows="2"/>
    </style:style>
    <style:style style:name="P7" style:family="paragraph" style:parent-style-name="Text_20_body">
      <style:text-properties officeooo:rsid="001f842a" officeooo:paragraph-rsid="001f842a"/>
    </style:style>
    <style:style style:name="P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Text_20_body" style:list-style-name="L1">
      <style:paragraph-properties fo:margin-left="0cm" fo:margin-right="0cm" fo:text-align="start" style:justify-single-word="false" fo:orphans="2" fo:widows="2" fo:text-indent="0cm" style:auto-text-indent="false" fo:padding="0cm" fo:border="none"/>
    </style:style>
    <style:style style:name="T1" style:family="text">
      <style:text-properties style:font-name="Verdana" fo:font-size="6pt" fo:font-style="normal" fo:font-weight="normal"/>
    </style:style>
    <style:style style:name="T2" style:family="text">
      <style:text-properties fo:font-variant="normal" fo:text-transform="none" fo:color="#000000" loext:opacity="100%" style:font-name="Verdana" fo:font-size="6pt" fo:letter-spacing="normal" fo:font-style="normal" fo:font-weight="normal"/>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99" loext:opacity="100%" style:text-line-through-style="none" style:text-line-through-type="none" fo:letter-spacing="normal" style:text-underline-style="none" style:text-blinking="false" fo:background-color="transparent" loext:char-shading-value="0" loext:padding="0cm" loext:border="none"/>
    </style:style>
    <style:style style:name="T5" style:family="text">
      <style:text-properties fo:font-variant="normal" fo:text-transform="none" fo:color="#000099" loext:opacity="100%" style:text-line-through-style="none" style:text-line-through-type="none" style:font-name="Verdana" fo:font-size="5pt" fo:letter-spacing="normal" fo:font-style="normal" style:text-underline-style="none" fo:font-weight="normal"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ycée Albert TRIBOULET<text:line-break/>Boulevard Gambetta B.P. 1112<text:line-break/>26102 ROMANS CEDEX</text:p>
      <text:p text:style-name="P6"><text:span text:style-name="Strong_20_Emphasis"><text:span text:style-name="T2">REGLEMENT INTERIEUR</text:span></text:span></text:p>
      <text:h text:style-name="P1" text:outline-level="3"><text:bookmark text:name="outil_sommaire_0"/><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 text:anchor-type="as-char" svg:width="1.711cm" svg:height="0.441cm" draw:z-index="0"><draw:image xlink:href="Pictures/100002010000006100000019695156123131DCF1.png" xlink:type="simple" xlink:show="embed" xlink:actuate="onLoad" draw:mime-type="image/png"/><svg:title>Préambule</svg:title></draw:frame></text:span></text:h>
      <text:p text:style-name="P4">Le lycée est un lieu d’étude et de formation où chaque élève acquiert des connaissances et des méthodes lui permettant de préparer un diplôme. Par ailleurs, le lycée contribue à l’apprentissage de la vie en société et de la citoyenneté.</text:p>
      <text:p text:style-name="P4">Les règles de vie énoncées ont leurs racines dans les principes suivants :<text:line-break/>- le respect de la laïcité et de la neutralité politique, idéologique et commerciale,<text:line-break/>- le devoir de tolérance et de respect mutuel, respect de l’intégrité physique, morale et de la vie privée,<text:line-break/>- la prise en charge progressive par les élèves de l’organisation de leur vie scolaire et de la préparation de leur avenir.<text:line-break/>Ce règlement de vie collective doit permettre aux élèves, aux familles et à tout membre de la communauté scolaire de connaître l’ensemble des devoirs et des droits qui fondent une réelle vie collective, respectueuse des principes fondamentaux. Il vise aussi à développer le sens des responsabilités. Par ailleurs, les personnels y trouveront des références qui faciliteront l’exercice de leur mission.</text:p>
      <text:p text:style-name="P4">Les dispositions contenues dans tous les réglements annexes ou accessoires (restauration, internat, centre de documentation, locaux spéciaisés, EPS) doivent être rigoureusement conformes sur le plan juridique et éthique à celles inscrites dans le présent règlement général.</text:p>
      <text:p text:style-name="P4">L’inscription d’un élève au lycée vaut, pour lui-même comme pour sa famille, obligation de se conformer au présent règlement général comme à toutes les règles définies pour le fonctionnement des services annexes de l’établissement.</text:p>
      <text:h text:style-name="P1" text:outline-level="3"><text:bookmark text:name="outil_sommaire_1"/><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2" text:anchor-type="as-char" svg:width="6.156cm" svg:height="0.441cm" draw:z-index="1"><draw:image xlink:href="Pictures/100002010000015D0000001986825511278C9669.png" xlink:type="simple" xlink:show="embed" xlink:actuate="onLoad" draw:mime-type="image/png"/><svg:title> CHAPITRE A : LES DROITS DES ELEVES</svg:title></draw:frame></text:span></text:h>
      <text:p text:style-name="P4">A1 - Droit d’expression collective - Affichage.<text:line-break/>A2 - Droit de publication<text:line-break/>A3 - Droit d’association<text:line-break/>A4 - Droit de réunion<text:line-break/>A5 - Conseil des délégués pour la vie lycéenne et conférence des délégués<text:line-break/>A6 – Droit des délégués des élèves</text:p>
      <text:h text:style-name="P1" text:outline-level="3"><text:bookmark text:name="outil_sommaire_2"/><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3" text:anchor-type="as-char" svg:width="6.456cm" svg:height="0.441cm" draw:z-index="2"><draw:image xlink:href="Pictures/100002010000016E0000001963C94335C8969139.png" xlink:type="simple" xlink:show="embed" xlink:actuate="onLoad" draw:mime-type="image/png"/><svg:title> CHAPITRE B : LES DEVOIRS DES ELEVES </svg:title></draw:frame></text:span></text:h>
      <text:p text:style-name="P4">B1 - Travail, assiduité et ponctualité - Cas des dispenses d’E.P.S.<text:line-break/>B2 - Neutralité et laïcité<text:line-break/>B3 - Respect des personnes et des biens<text:line-break/>B4 - Déplacements pour activités<text:line-break/>B5 - Assurances<text:line-break/>B6 - Hygiène et Santé<text:line-break/>B7 - Sécurité</text:p>
      <text:h text:style-name="P1" text:outline-level="3"><text:bookmark text:name="outil_sommaire_3"/><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4" text:anchor-type="as-char" svg:width="7.056cm" svg:height="0.335cm" draw:z-index="3"><draw:image xlink:href="Pictures/100002010000019000000013B70689121801673C.png" xlink:type="simple" xlink:show="embed" xlink:actuate="onLoad" draw:mime-type="image/png"/><svg:title> CHAPITRE C – LA DISCIPLINE – PUNITIONS ET SANCTIONS </svg:title></draw:frame></text:span></text:h>
      <text:h text:style-name="P1" text:outline-level="3"><text:bookmark text:name="outil_sommaire_4"/><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5" text:anchor-type="as-char" svg:width="5.856cm" svg:height="0.441cm" draw:z-index="4"><draw:image xlink:href="Pictures/100002010000014C000000196A8F7E4009111AF3.png" xlink:type="simple" xlink:show="embed" xlink:actuate="onLoad" draw:mime-type="image/png"/><svg:title>Chapitre A - LES DROITS DES ELEVES</svg:title></draw:frame></text:span></text:h>
      <text:p text:style-name="P4">Les droits des élèves, des délégués des élèves et des associations s’exercent dans le respect du pluralisme et des principes de neutralité et de laïcité.</text:p>
      <text:h text:style-name="P1" text:outline-level="3"><text:bookmark text:name="outil_sommaire_5"/><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6" text:anchor-type="as-char" svg:width="7.056cm" svg:height="0.388cm" draw:z-index="5"><draw:image xlink:href="Pictures/1000020100000190000000169BE0B29DCE4329FD.png" xlink:type="simple" xlink:show="embed" xlink:actuate="onLoad" draw:mime-type="image/png"/><svg:title> A1 - DROIT D'EXPRESSION COLLECTIVE - AFFICHAGE :</svg:title></draw:frame></text:span></text:h>
      <text:p text:style-name="P4">Le droit d’expression a pour objet de contribuer à l’information des élèves : il doit donc porter sur des questions d’intérêt général. Des panneaux d’affichage sont mis à la disposition des élèves. Hormis sur ces panneaux, aucun affichage n’est autorisé. Tout document faisant l’objet d’un affichage doit être communiqué au préalable au proviseur ou à son représentant. L’affichage ne peut en aucun cas être anonyme.</text:p>
      <text:p text:style-name="P4">Les textes de nature publicitaire ou commerciale à objet lucratif, ainsi que ceux de nature politique ou confessionnelle, sont prohibés. Certaines dérogations mineures (petites annonces entre élèves, annonce de certains spectacles, du ou des journaux du lycée ...) peuvent parfois, cependant, à la demande des intéressés, être accordées par le proviseur à titre exceptionnel.</text:p>
      <text:p text:style-name="P4">Il est interdit de vendre ou de louer quelque objet ou service que ce soit dans l’enceinte du lycée.<text:line-break/>Sur tout point touchant à la vie scolaire, les délégués-élèves peuvent exprimer leurs propositions auprès du chef d’établissement ou de ses collaborateurs ainsi que dans les instances de concertation et de décision de l’établissement.</text:p>
      <text:p text:style-name="P4">Les élèves n’ont pas le droit de grève. La diffusion de tracts est interdite dans l ‘enceinte de l’établissement.</text:p>
      <text:h text:style-name="P1" text:outline-level="3"><text:bookmark text:name="outil_sommaire_6"/><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7" text:anchor-type="as-char" svg:width="4.833cm" svg:height="0.441cm" draw:z-index="6"><draw:image xlink:href="Pictures/100002010000011200000019CDAC6C08D2653156.png" xlink:type="simple" xlink:show="embed" xlink:actuate="onLoad" draw:mime-type="image/png"/><svg:title> A2 - DROIT DE PUBLICATION :</svg:title></draw:frame></text:span></text:h>
      <text:p text:style-name="P4">Les publications rédigées par les lycéens peuvent être librement diffusées dans l’établissement. Toutefois, au cas où certains écrits présenteraient un caractère injurieux ou diffamatoire, comme en cas d’atteinte grave aux droits d’autrui, à l’ordre public, ou au fonctionnement normal de l’établissement, le proviseur peut suspendre ou interdire la diffusion de la publication dans l’établissement ; il en informe le Conseil d’Administration lors de sa séance suivante.<text:line-break/>Une publication, fut-elle modeste, est impérativement tenue d’assurer à toute personne, association ou institution mise en cause dans ses colonnes, le droit de réponse prévu par la loi.<text:line-break/>Indépendamment des condamnations civiles ou pénales que peuvent encourir les responsables et rédacteurs de la publication, majeurs ou non, les élèves concernés peuvent se voir infliger, en fonction de la gravité des faits reprochés, des sanctions disciplinaires qui peuvent aller jusqu’à l’exclusion définitive de l’établissement.<text:line-break/>Afin d’éviter des tensions inutiles au sein de la communauté scolaire, et d’en arriver à de telles extrémités dommageables pour tous, il est souhaitable que les publications soient présentées, pour lecture et conseil, au proviseur, au proviseur-adjoint ou au conseiller principal d’éducation, avant leur diffusion, ou mieux, en cours d’élaboration. Celui-ci informera les auteurs de son sentiment sur les articles, et éventuellement des risques qu’ils courent. Les adultes qui coopèrent <text:soft-page-break/>à la rédaction et à la réalisation de ces publications, mais également les personnels concernés, comme les conseillers principaux d’éducation, se donnent notamment pour tâche de guider les élèves vers une expression autonome, c’est-à dire consciente et responsable. Ainsi, une publication ne saurait être anonyme. Le responsable de toute publication est de même tenu de se faire connaître au préalable auprès du chef d’établissement.<text:line-break/>Tenus également au respect des dispositions décrites ci-dessus, les lycéens qui souhaitent diffuser leur journal à l’extérieur de l’établissement, ne peuvent le faire que dans le cadre de la loi sur la presse du 29 juillet 1881. Ils doivent alors effectuer un certain nombre de formalités supplémentaires, telles que la désignation d’un directeur de publication, qui doit être majeur, une déclaration faite auprès du Procureur de la République concernant le titre du journal et son mode de publication, et le dépôt officiel de deux exemplaires à chaque publication.</text:p>
      <text:h text:style-name="P1" text:outline-level="3"><text:bookmark text:name="outil_sommaire_7"/><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8" text:anchor-type="as-char" svg:width="4.621cm" svg:height="0.441cm" draw:z-index="7"><draw:image xlink:href="Pictures/100002010000010600000019041EA59656EFDD57.png" xlink:type="simple" xlink:show="embed" xlink:actuate="onLoad" draw:mime-type="image/png"/><svg:title> A3 - DROIT D'ASSOCIATION :</svg:title></draw:frame></text:span></text:h>
      <text:p text:style-name="P4">Le fonctionnement à l’intérieur du lycée, d’associations déclarées (conformément à la loi du 1er juillet 1901) qui sont composées d’élèves et, le cas échéant d’autres membres de la communauté éducative de l’établissement, est soumis à l’autorisation du Conseil d’Administration après dépôt auprès du Proviseur d’une copie des statuts de l’association. Ces associations ne peuvent être créées et dirigées que par des élèves majeurs. Leur objet et leur activité doivent être compatibles avec les principes du service public d’enseignement : en particulier, elles ne peuvent avoir un objet ou une activité de caractère politique, religieux ou commerciale.<text:line-break/>Toute association est tenue de souscrire dès sa création une assurance couvrant tous les risques pouvant survenir à l’occasion de ses activités.<text:line-break/>S’ils le souhaitent, et dans le respect des dispositions présentes, les élèves majeurs peuvent constituer au sein de l’établissement une association socio-éducative, dont le nom générique est actuellement " la Maison des Lycéens ".<text:line-break/>L’adhésion à une association est toujours facultative.<text:line-break/>Chaque association devra communiquer au Conseil d’Administration le programme annuel de ses activités. Si ces activités portent atteinte aux principes rappelés ci-dessus, le proviseur invite le président de l’association à s’y conformer. En cas de manquement persistant, il peut suspendre les activités de l’association, et saisit alors le Conseil d’Administration qui peut retirer l’autorisation après avis du Conseil des délégués pour la vie lycéenne.</text:p>
      <text:h text:style-name="P1" text:outline-level="3"><text:bookmark text:name="outil_sommaire_8"/><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9" text:anchor-type="as-char" svg:width="4.092cm" svg:height="0.441cm" draw:z-index="8"><draw:image xlink:href="Pictures/10000201000000E800000019CBDD873F1FB4D06E.png" xlink:type="simple" xlink:show="embed" xlink:actuate="onLoad" draw:mime-type="image/png"/><svg:title> A4 - DROIT DE REUNION :</svg:title></draw:frame></text:span></text:h>
      <text:p text:style-name="P4">Le droit de réunion s’exerce en dehors des heures de cours prévues à l’emploi du temps des participants.<text:line-break/>Le proviseur peut autoriser, sur demande motivée des organisateurs, la tenue de réunions et admettre, le cas échéant, l’intervention de personnalités extérieures. Il peut opposer un refus à la tenue d’une réunion ou à la participation de personnalités extérieures lorsque celles-ci sont de nature à porter atteinte à la neutralité du service public, au fonctionnement normal de l’établissement ou lorsque l’établissement ne dispose pas des moyens matériels permettant de satisfaire à cette demande dans des conditions convenables. L’autorisation est assortie de conditions tendant à garantir la sécurité des personnes et des biens. A la demande de l’établissement, elle peut être conditionnée par la signature d’une convention d’utilisation. La demande d’autorisation de réunion doit être présentée au moins 48 heures à l’avance par les délégués des élèves ou les représentants des associations. Les organisateurs informeront le proviseur de l’objet de la réunion, de sa durée, du nombre de personnes attendues, et, si des personnalités extérieures sont invitées, de leur nom et qualité. Dans ce dernier cas, la demande d’autorisation de réunion devra être formulée 10 jours à l’avance, sauf en cas d’urgence justifiée par une opportunité.</text:p>
      <text:h text:style-name="P1" text:outline-level="3"><text:bookmark text:name="outil_sommaire_9"/><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0" text:anchor-type="as-char" svg:width="7.056cm" svg:height="0.37cm" draw:z-index="9"><draw:image xlink:href="Pictures/100002010000019000000015E7E370D06683155D.png" xlink:type="simple" xlink:show="embed" xlink:actuate="onLoad" draw:mime-type="image/png"/><svg:title> A5 - CONSEIL DES DELEGUES POUR LA VIE LYCEEENNE :</svg:title></draw:frame></text:span></text:h>
      <text:p text:style-name="P4">Le CVL est présidé par le chef d’établissement ou son adjoint. Il est réuni en séance ordinaire avant chaque séance du Conseil d’Administration et en séance extraordinaire chaque fois que la moitié des membres élèves en fait la demande, sur un ordre du jour précis, après consultation du vice président.<text:line-break/>Le CVL peut se donner un règlement intérieur en conformité avec les dispositions réglementaires régissant son fonctionnement. (cf : décret n° 2000-620 du 5 juillet 2000).<text:line-break/>La conférence des délégués des élèves regroupe, sous la présidence du chef<text:line-break/>d’établissement, l’ensemble des délégués de classe. Elle formule des avis et des propositions relatives à la vie et au travail scolaire.</text:p>
      <text:h text:style-name="P1" text:outline-level="3"><text:bookmark text:name="outil_sommaire_10"/><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1" text:anchor-type="as-char" svg:width="7.056cm" svg:height="0.406cm" draw:z-index="10"><draw:image xlink:href="Pictures/10000201000001900000001794AB21AD541D6EDC.png" xlink:type="simple" xlink:show="embed" xlink:actuate="onLoad" draw:mime-type="image/png"/><svg:title> A6 - LA FORMATION DES DELEGUES DES ELEVES :</svg:title></draw:frame></text:span></text:h>
      <text:p text:style-name="P4"><text:line-break/>La formation des délégués des élèves a pour but de les aider à remplir efficacement leur rôle pour qu’ils soient des partenaires crédibles dans la vie de l’établissement.<text:line-break/>Cette formation portera essentiellement sur les points généraux suivants :<text:line-break/>- connaissance du fonctionnement de l’établissement et des textes qui le régissent,<text:line-break/><draw:frame draw:style-name="fr1" draw:name="Image12" text:anchor-type="as-char" svg:width="0.141cm" svg:height="0.194cm" draw:z-index="11"><draw:image xlink:href="Pictures/10000200000000080000000BDDDC75AE996D66BE.gif" xlink:type="simple" xlink:show="embed" xlink:actuate="onLoad" draw:mime-type="image/gif"/><svg:title>-</svg:title></draw:frame> formation civique, participation aux conseils, droit d’expression, apprentissage responsabilité.</text:p>
      <text:p text:style-name="P4">RECONNAISSANCE DE LA QUALITE DE REPRESENTANT</text:p>
      <text:p text:style-name="P4">La qualité de représentant des élèves au sein des instances règlementaires ou créées par l’établissement implique, en raison de l’acceptation de la responsabilité, une protection particulière. C’est ainsi qu’un délégué des élèves ne peut être mis en cause de façon personnelle au cours de la réunion d’une instance. La valorisation du rôle et des actions des représentants élèves peut être reconnue et constituer une mesure positive d’encouragement.</text:p>
      <text:h text:style-name="P1" text:outline-level="3"><text:bookmark text:name="outil_sommaire_11"/><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3" text:anchor-type="as-char" svg:width="6.791cm" svg:height="0.441cm" draw:z-index="12"><draw:image xlink:href="Pictures/100002010000018100000019D465E2CB615CFB1A.png" xlink:type="simple" xlink:show="embed" xlink:actuate="onLoad" draw:mime-type="image/png"/><svg:title>Chapitre B - LES OBLIGATIONS DES ELEVES</svg:title></draw:frame></text:span></text:h>
      <text:p text:style-name="P4"><text:line-break/>Ces obligations s’imposent à tous les élèves, quels que soient leur âge et leur classe.<text:line-break/>Cependant, s’il en exprime le désir, l’élève majeur peut accomplir personnellement les actes qui, dans le cas d’élèves mineurs, sont du ressort des seuls parents. Il en est ainsi, par exemple, pour son inscription, l’annulation de celle-ci, le choix de l’orientation dans le cadre des procédures usuelles. Sauf prise de position écrite de l’élève majeur, les parents seront normalement destinataires de toute correspondance le concernant. Lorsque l’élève s’y opposera, les parents en seront avisés et le chef d’établissement étudiera avec l’élève les dispositions à prendre.</text:p>
      <text:h text:style-name="P1" text:outline-level="3"><text:bookmark text:name="outil_sommaire_12"/><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4" text:anchor-type="as-char" svg:width="7.056cm" svg:height="0.441cm" draw:z-index="13"><draw:image xlink:href="Pictures/100002010000019000000019C70443798A7B2E79.png" xlink:type="simple" xlink:show="embed" xlink:actuate="onLoad" draw:mime-type="image/png"/><svg:title> B1 - TRAVAIL, ASSIDUITE ET PONCTUALITE :</svg:title></draw:frame></text:span></text:h>
      <text:p text:style-name="P4">Le lycée est un lieu d’éducation et de formation. En conséquence, la présence de l’élève, à tous les cours, muni du matériel nécessaire, et l’accomplissement des travaux demandés par les professeurs sont obligatoires dans l’intérêt de l’élève, de la classe et de la collectivité. L’élève doit obligatoirement se soumettre aux modalités de contrôles des connaissances qui sont organisés soit au niveau de la classe, soit au niveau de l’établissement. Il va de soi que frauder ou aider un fraudeur constitue une faute grave.<text:line-break/>Ces dispositions concernent les enseignements obligatoires et facultatifs dès lors que l’élève s’y est inscrit. L’inscription à une option facultative engage pour l’année entière. L‘abandon n’est donc pas possible.<text:line-break/>Les retards ne peuvent être admis. En cas de retard, l’élève ne se présente pas directement au cours et doit aller chercher un billet au bureau de vie scolaire.<text:line-break/>Toute absence, même d’une heure doit être justifiée par écrit. Pour toute absence prévisible, la famille doit en informer par écrit au préalable le service vie <text:soft-page-break/>scolaire et l’élève avertit les professeurs concernés. A son retour, l’élève doit impérativement passer au bureau de vie scolaire pour justifier son absence et retirer un billet d’entrée en classe.<text:line-break/>En cas d’absentéisme, l’élève aura un entretien avec un ou plusieurs membres de l’équipe éducative. Si aucune amélioration n’est enregistrée, l’élève fera l’objet d’un avertissement écrit. Ensuite, une exclusion temporaire pourra être prononcée par le chef d’établissement. Si l’absentéisme persiste, la carence sera constatée et entraîne des sanctions pouvant aller jusqu’à l’exclusion définitive de l’élève.</text:p>
      <text:p text:style-name="P4">Dispenses d’E.P.S. :</text:p>
      <text:p text:style-name="P5">• <text:span text:style-name="T1">Les inaptitudes totales, partielles ou temporaires nécessitent la présentation d’un certificat médical.<text:line-break/>• Tout élève inapte doit être présent en cours(sauf incapacité à se déplacer) et seul le professeur d’E.P.S. peut l’en dispenser.<text:line-break/>• Cas des élèves de terminale : Les inaptitudes totales justifiées par un certificat médical doivent être déclarées, par écrit, en début d’année scolaire. Les élèves subiront un contrôle médical pratiqué par le médecin scolaire.</text:span></text:p>
      <text:h text:style-name="P1" text:outline-level="3"><text:bookmark text:name="outil_sommaire_13"/><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5" text:anchor-type="as-char" svg:width="4.904cm" svg:height="0.441cm" draw:z-index="14"><draw:image xlink:href="Pictures/1000020100000116000000192C065D756EA76D4E.png" xlink:type="simple" xlink:show="embed" xlink:actuate="onLoad" draw:mime-type="image/png"/><svg:title> B2 - NEUTRALITE ET LAÏCITE :</svg:title></draw:frame></text:span></text:h>
      <text:p text:style-name="P4">Comme tous les membres de la communauté scolaire, les élèves sont soumis au strict respect des principes de neutralité et de laïcité.</text:p>
      <text:p text:style-name="P4">Conformément aux dispositions de l’artcle L.141-5-1 du code de l’éducation , le port de signes ou de tenues par lesquels les élèves manifestent ostensiblement une appartenance religieuse est interdit.<text:line-break/>Lorsqu’un élève méconnaît l’interdiction posée à l’alinéa précédent, le chef d’établissement organise un dialogue avec cet élève avant l’engagement de toute procédure disciplinaire.</text:p>
      <text:h text:style-name="P1" text:outline-level="3"><text:bookmark text:name="outil_sommaire_14"/><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6" text:anchor-type="as-char" svg:width="7.056cm" svg:height="0.441cm" draw:z-index="15"><draw:image xlink:href="Pictures/100002010000019000000019CF67A6DF0296F695.png" xlink:type="simple" xlink:show="embed" xlink:actuate="onLoad" draw:mime-type="image/png"/><svg:title>B3 - RESPECT DES PERSONNES ET DES BIENS :</svg:title></draw:frame></text:span></text:h>
      <text:p text:style-name="P4">Le lycée est un lieu de vie collective. Tout lycéen a le droit au respect, à la protection contre toute forme de violence, de discrimination, d’où qu’elles viennent.</text:p>
      <text:p text:style-name="P4">Chaque lycéen a le devoir de n’user d’aucune violence verbale ou physique, de n’exercer aucune pression psychologique ou morale, de ne se livrer à aucun propos ou acte à caractère discriminatoire se fondant sur le sexe, la religion ou les origines et de respecter l’ensemble du personnel du lycée.</text:p>
      <text:p text:style-name="P4">Les élèves doivent contribuer à la propreté du lycée, afin que la tâche de tous les personnels soit respectée et ne soit pas inutilement surchargée.</text:p>
      <text:p text:style-name="P4">Il est de l’intérêt direct des élèves de respecter le matériel et les équipements collectifs mis à leur disposition. On pourra demander aux auteurs d’inscriptions sur les murs ou sur les tables d’assurer la remise en état du matériel dégradé. En cas de refus ou de récidive, ils seront passibles de sanctions.</text:p>
      <text:p text:style-name="P4">De même dégrader ou rendre inopérant le matériel lié à la sécurité met en danger la collectivité et constitue donc une faute grave. Les sanctions dans ce domaine seront particulièrement rigoureuses. Les parents auront à régler le montant des frais des dégradations qu’aurait occasionnées, volontairement ou non, leur enfant, indépendamment des sanctions disciplinaires encourues.</text:p>
      <text:p text:style-name="P4">Il sera exigé une tenue vestimentaire correcte, adaptée aux nécessites des différents enseignements et conforme aux règles de sécurité ; notamment, tout vêtement ou accessoire risquant d’entraîner une gêne dans les mouvements de l’élève ou de constituer un danger pour sa sécurité ou celle de ses camarades ne sera pas admis.. Une attitude correcte à l’égard de tous est indispensable dans l’établissement.</text:p>
      <text:p text:style-name="P4">Confomément à la loi 91-32 du 10/01/91 qui stipule dans son article 16 « il est interdit de fumer dans les lieux affectés à un usage collectif, notamment scolaire », au décret 2006-1386 du 15/11/2006 :<text:line-break/>l’interdiction de fumer est totale dans l’enceinte de la cité scolaire (bâtiments et espaces non couverts, incluant les porches et les perrons des différents bâtiments).<text:line-break/>Aucun produit toxique, aucune boisson alcoolisée ou objet dangereux ne peut être introduit dans l’établissement.</text:p>
      <text:p text:style-name="P4">Les téléphones portables doivent être éteints dans les salles des cours.</text:p>
      <text:h text:style-name="P1" text:outline-level="3"><text:bookmark text:name="outil_sommaire_15"/><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17" text:anchor-type="as-char" svg:width="6.279cm" svg:height="0.441cm" draw:z-index="16"><draw:image xlink:href="Pictures/100002010000016400000019BFE8042C5545BEF9.png" xlink:type="simple" xlink:show="embed" xlink:actuate="onLoad" draw:mime-type="image/png"/><svg:title> B4 - DEPLACEMENTS POUR ACTIVITES :</svg:title></draw:frame></text:span></text:h>
      <text:p text:style-name="P4">Les élèves sont autorisés à sortir librement, en dehors des heures de cours, sous leur responsabilité ou celle de leur famille, sauf demande écrite formulée par les parents . Ils peuvent également se rendre en salle de travail ou au C.D.I.<text:line-break/>Les élèves se rendant au lycée à bicyclette ou à cyclomoteur doivent garer leur véhicule aux emplacements indiqués. Ce lieu de garage n’est pas gardé ; le lycée décline toute responsabilité en cas de vol ou de détérioration.<text:line-break/>Après autorisation du proviseur, certains cours peuvent être donnés à l’extérieur du lycée. Les professeurs peuvent alors convier les lèves à se rendre directement sur les lieux et à en revenir. Dans ce cas, les familles sont informées. Il en est de même pour les enquêtes, sorties, visites, activités culturelles.<text:line-break/>Les sorties ou excursions, partie intégrante des études, organisées par les professeurs, dans ou hors du temps scolaire, sont portées à la connaissance des parents.<text:line-break/>Cas particulier de l’EPS :</text:p>
      <text:p text:style-name="P4">Tous les élèves du lycée se rendent par leurs propres moyens et directement sur les lieux de pratique EPS du lycée (stade – piscine – gymnase).</text:p>
      <text:p text:style-name="P4">En outre, pour la pratique de la danse et pour équilibrer les occupations d’installations avec le Collège Triboulet, les élèves pourront être amenés à se rendre (et revenir) par leurs propres moyens et directement sur les lieux de pratique différents :<text:line-break/><draw:frame draw:style-name="fr1" draw:name="Image18" text:anchor-type="as-char" svg:width="0.141cm" svg:height="0.194cm" draw:z-index="17"><draw:image xlink:href="Pictures/10000200000000080000000BDDDC75AE996D66BE.gif" xlink:type="simple" xlink:show="embed" xlink:actuate="onLoad" draw:mime-type="image/gif"/><svg:title>-</svg:title></draw:frame>  Théâtre des Cordeliers ;<text:line-break/><draw:frame draw:style-name="fr1" draw:name="Image19" text:anchor-type="as-char" svg:width="0.141cm" svg:height="0.194cm" draw:z-index="18"><draw:image xlink:href="Pictures/10000200000000080000000BDDDC75AE996D66BE.gif" xlink:type="simple" xlink:show="embed" xlink:actuate="onLoad" draw:mime-type="image/gif"/><svg:title>-</svg:title></draw:frame>  Stade des Méannes.</text:p>
      <text:p text:style-name="P4">Dans les deux sens ces déplacements doivent se faire dans le respect des horaires prévus et du temps imparti.</text:p>
      <text:p text:style-name="P4">Les retards seront sanctionnés.</text:p>
      <text:p text:style-name="P4">Cas des Travaux Personnels Encadres :</text:p>
      <text:p text:style-name="P4">Les activités de TPE sont des activités pédagogiques obligatoires pour les élèves.<text:line-break/>Ces activités peuvent générer des déplacements à l’intérieur de l’établissement ainsi que des déplacements et des sorties à l’extérieur de l’établissement, pendant des heures de cours inscrites à l’emploi du temps.</text:p>
      <text:p text:style-name="P5"><draw:frame draw:style-name="fr1" draw:name="Image20" text:anchor-type="as-char" svg:width="0.141cm" svg:height="0.194cm" draw:z-index="19"><draw:image xlink:href="Pictures/10000200000000080000000BDDDC75AE996D66BE.gif" xlink:type="simple" xlink:show="embed" xlink:actuate="onLoad" draw:mime-type="image/gif"/><svg:title>-</svg:title></draw:frame>  <text:span text:style-name="T1">Lorsque les élèves travaillent en pleine autonomie, c’est à dire sans être encadrés, au sein de l’établissement, ils sont alors sous la responsabilité générale de l’établissement et précisément sous l’autorité du chef d’établissement.<text:line-break/></text:span><text:span text:style-name="T1"><draw:frame draw:style-name="fr1" draw:name="Image21" text:anchor-type="as-char" svg:width="0.141cm" svg:height="0.194cm" draw:z-index="20"><draw:image xlink:href="Pictures/10000200000000080000000BDDDC75AE996D66BE.gif" xlink:type="simple" xlink:show="embed" xlink:actuate="onLoad" draw:mime-type="image/gif"/><svg:title>-</svg:title></draw:frame></text:span><text:span text:style-name="T1">  Les élèves ne sont cependant pas autorisés à expérimenter et à utiliser de matière dangereuses hors de la présence du ou des professeurs, ou de l’aide technique de laboratoire. De même les activités de TPE dans certains locaux spécialisés requièrent la présence d’un adulte.<text:line-break/></text:span><text:span text:style-name="T1"><draw:frame draw:style-name="fr1" draw:name="Image22" text:anchor-type="as-char" svg:width="0.141cm" svg:height="0.194cm" draw:z-index="21"><draw:image xlink:href="Pictures/10000200000000080000000BDDDC75AE996D66BE.gif" xlink:type="simple" xlink:show="embed" xlink:actuate="onLoad" draw:mime-type="image/gif"/><svg:title>-</svg:title></draw:frame></text:span><text:span text:style-name="T1">  Lorsqu’ils sont amenés à se déplacer collectivemet hors de l’établissement, il est fait application des circulaires du 25 octobre 1996 et du 8 janvier 2001.<text:line-break/></text:span><text:soft-page-break/><text:span text:style-name="T1"><draw:frame draw:style-name="fr1" draw:name="Image23" text:anchor-type="as-char" svg:width="0.141cm" svg:height="0.194cm" draw:z-index="22"><draw:image xlink:href="Pictures/10000200000000080000000BDDDC75AE996D66BE.gif" xlink:type="simple" xlink:show="embed" xlink:actuate="onLoad" draw:mime-type="image/gif"/><svg:title>-</svg:title></draw:frame></text:span><text:span text:style-name="T1">  Les dispositions de ces circulaires sont dans leur esprit mises en œuvre dans les consignes écrites données aux élèves amenés à se déplacer en groupes (cf : document organisation des TPE année 2000-2001).<text:line-break/></text:span><text:span text:style-name="T1"><draw:frame draw:style-name="fr1" draw:name="Image24" text:anchor-type="as-char" svg:width="0.141cm" svg:height="0.194cm" draw:z-index="23"><draw:image xlink:href="Pictures/10000200000000080000000BDDDC75AE996D66BE.gif" xlink:type="simple" xlink:show="embed" xlink:actuate="onLoad" draw:mime-type="image/gif"/><svg:title>-</svg:title></draw:frame></text:span><text:span text:style-name="T1">  L’autorisation parentale est obligatoirement recueillie en début d’année pour ce type d’activité.<text:line-break/></text:span><text:span text:style-name="T1"><draw:frame draw:style-name="fr1" draw:name="Image25" text:anchor-type="as-char" svg:width="0.141cm" svg:height="0.194cm" draw:z-index="24"><draw:image xlink:href="Pictures/10000200000000080000000BDDDC75AE996D66BE.gif" xlink:type="simple" xlink:show="embed" xlink:actuate="onLoad" draw:mime-type="image/gif"/><svg:title>-</svg:title></draw:frame></text:span><text:span text:style-name="T1">  Tous les membres du groupe connaissent la procédure en cas d’incidents ou d’accidents (numéro de téléphone du lycée et de l’hôpital du secteur).<text:line-break/></text:span><text:span text:style-name="T1"><draw:frame draw:style-name="fr1" draw:name="Image26" text:anchor-type="as-char" svg:width="0.141cm" svg:height="0.194cm" draw:z-index="25"><draw:image xlink:href="Pictures/10000200000000080000000BDDDC75AE996D66BE.gif" xlink:type="simple" xlink:show="embed" xlink:actuate="onLoad" draw:mime-type="image/gif"/><svg:title>-</svg:title></draw:frame></text:span><text:span text:style-name="T1">  Les fiches de sortie sont rédigées par le ou les professeurs qui ont en charge les élèves pour cette activité.<text:line-break/></text:span><text:span text:style-name="T1"><draw:frame draw:style-name="fr1" draw:name="Image27" text:anchor-type="as-char" svg:width="0.141cm" svg:height="0.194cm" draw:z-index="26"><draw:image xlink:href="Pictures/10000200000000080000000BDDDC75AE996D66BE.gif" xlink:type="simple" xlink:show="embed" xlink:actuate="onLoad" draw:mime-type="image/gif"/><svg:title>-</svg:title></draw:frame></text:span><text:span text:style-name="T1">  Elles sont obligatoirement validées par l’adminisrtation du lycée.<text:line-break/></text:span><text:span text:style-name="T1"><draw:frame draw:style-name="fr1" draw:name="Image28" text:anchor-type="as-char" svg:width="0.141cm" svg:height="0.194cm" draw:z-index="27"><draw:image xlink:href="Pictures/10000200000000080000000BDDDC75AE996D66BE.gif" xlink:type="simple" xlink:show="embed" xlink:actuate="onLoad" draw:mime-type="image/gif"/><svg:title>-</svg:title></draw:frame></text:span><text:span text:style-name="T1">  Pour des raisons de commodité elles sont intégrées au carnet de bord de l’élève.<text:line-break/></text:span><text:span text:style-name="T1"><draw:frame draw:style-name="fr1" draw:name="Image29" text:anchor-type="as-char" svg:width="0.141cm" svg:height="0.194cm" draw:z-index="28"><draw:image xlink:href="Pictures/10000200000000080000000BDDDC75AE996D66BE.gif" xlink:type="simple" xlink:show="embed" xlink:actuate="onLoad" draw:mime-type="image/gif"/><svg:title>-</svg:title></draw:frame></text:span><text:span text:style-name="T1">  Les autorisations de sorties exceptionnelles pour les TPE doivent être délivrées expressément par l’administration du lycée.</text:span></text:p>
      <text:h text:style-name="P1" text:outline-level="3"><text:bookmark text:name="outil_sommaire_16"/><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30" text:anchor-type="as-char" svg:width="3.228cm" svg:height="0.441cm" draw:z-index="29"><draw:image xlink:href="Pictures/10000201000000B700000019DCD7884E8C1B93E4.png" xlink:type="simple" xlink:show="embed" xlink:actuate="onLoad" draw:mime-type="image/png"/><svg:title> B5 - ASSURANCES :</svg:title></draw:frame></text:span></text:h>
      <text:p text:style-name="P4">En aucun cas, l’établissement ne peut être tenu pour responsable en cas de perte ou de vol d’objets appartenant à toute personne qui le fréquente. Il est formellement déconseillé de venir au lycée avec des objets de valeur ou avec des sommes d’argent importantes.<text:line-break/>Si l’assurance n’est pas obligatoire pour les activités d’enseignement, elle est cependant très vivement recommandée aux familles notamment contre les conséquences des accidents toujours possibles dans le cadre de la vie scolaire. En revanche, elle est obligatoire pour toute activité facultative organisée par l’établissement.</text:p>
      <text:h text:style-name="P1" text:outline-level="3"><text:bookmark text:name="outil_sommaire_17"/><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31" text:anchor-type="as-char" svg:width="3.722cm" svg:height="0.441cm" draw:z-index="30"><draw:image xlink:href="Pictures/10000201000000D300000019718A58A5C9B1DB98.png" xlink:type="simple" xlink:show="embed" xlink:actuate="onLoad" draw:mime-type="image/png"/><svg:title>B6 - HYGIENE ET SANTE</svg:title></draw:frame></text:span></text:h>
      <text:p text:style-name="P4">1. Passage à l’infirmerie.</text:p>
      <text:p text:style-name="P4">Pendant les heures de cours, tout déplacement à l’infirmerie doit être précédé d’un passage de l’élève accompagné d’un camarade au service de la Vie Scolaire. Après les soins, l’intéressé regagnera directement sa classe.<text:line-break/>En cas d’urgence, l’élève doit être conduit directement à l’infirmerie et l’accompagnateur préviendra le proviseur et ensuite le bureau des absences.</text:p>
      <text:p text:style-name="P4"><text:line-break/>2 . Accidents.<text:line-break/>Tout accident ou malaise, même s’il semble peu grave, doit être signalé aussitôt au professeur pendant les heures de classe qui informe le proviseur ou le conseiller principal d’éducation pendant les permanences et les récréations. Celui-ci prend alors toutes dispositions requises conformément aux instructions permanentes dont il a connaissance.<text:line-break/>Le dossier d’accident renseigné sous la responsabilité du proviseur est communiqué dans les meilleurs délais à la famille en vue de la transmission à son assurance.</text:p>
      <text:p text:style-name="P4">3 . Urgences médicales et chirurgicales.</text:p>
      <text:p text:style-name="P4">Les parents doivent obligatoirement remplir, en début d’année scolaire, une fiche précisant les noms, adresses, numéros de téléphone du médecin et du chirurgien choisi par la famille, et la clinique ou l’hôpital à contacter en cas d’accident grave.<text:line-break/>L’administration du lycée s’efforce toujours de contacter les familles avant de prendre une décision. Cependant, les parents sont informés qu’en cas d’intervention du SAMU les élèves seront emmenés à l’hôpital de ROMANS.</text:p>
      <text:p text:style-name="P4">4 . Médicaments.</text:p>
      <text:p text:style-name="P4">L’automédication est dangereuse. En conséquence les élèves ne doivent avoir sur eux que les médicaments nécessaires à un traitement en cours. Il est très important que les parents tiennent informés les services médicaux du lycée des problèmes de santé de leurs enfants et des traitements particuliers qu’ils doivent suivre.</text:p>
      <text:p text:style-name="P4">5 . Prévention.</text:p>
      <text:p text:style-name="P4">L’infirmerie n’est pas seulement un lieu de soins. C’est aussi, en dehors des heures de cours, un lieu d’échanges, d’écoute, et de conseil. Des actions de prévention sont menées toute l’année.</text:p>
      <text:h text:style-name="P1" text:outline-level="3"><text:bookmark text:name="outil_sommaire_18"/><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32" text:anchor-type="as-char" svg:width="2.469cm" svg:height="0.441cm" draw:z-index="31"><draw:image xlink:href="Pictures/100002010000008C000000196B0ACB9A08D91E0C.png" xlink:type="simple" xlink:show="embed" xlink:actuate="onLoad" draw:mime-type="image/png"/><svg:title> B7 - SECURITE</svg:title></draw:frame></text:span></text:h>
      <text:p text:style-name="P4">Tout lycéen a le droit de travailler et vivre en toute sécurité dans le lycée.<text:line-break/>Par conséquent, chaque lycéen est appelé à respecter strictement l’ensemble des consignes de sécurité afin d’éviter les accidents ou d’en limiter au maximum les conséquences.<text:line-break/>Les déplacements dans les couloirs doivent notamment se faire dans le calme et la tranqullité pour éviter toute bousculade aux conséquences dommageables.</text:p>
      <text:p text:style-name="P4">Les consignes générales d’évacuation des locaux sont affichées dans chaque salle de l’établissement. Dès la rentrée et à l’occasion du premier exercice d’évacuation, dans le courant du premier trimestre, les lycéens sont informés de l’attitude à adopter. De la connaissance et du respect de ces consignes découle la sécurité de chacun.</text:p>
      <text:p text:style-name="P4">Dans le cadre de leur mission, pour des raisons de sécurité, les enseignants d’EPS, femmes et hommes, sont habilités à intervenir à tout moment dans les vestiaires filles et les vestiaires<text:line-break/>garçons.</text:p>
      <text:h text:style-name="P1" text:outline-level="3"><text:bookmark text:name="outil_sommaire_19"/><text:a xlink:type="simple" xlink:href="http://www.ac-grenoble.fr/lycee/triboulet.romans/spip.php?article416#outil_sommaire" text:style-name="Internet_20_link" text:visited-style-name="Visited_20_Internet_20_Link"><text:span text:style-name="T4"> </text:span></text:a><text:span text:style-name="T3"><draw:frame draw:style-name="fr1" draw:name="Image33" text:anchor-type="as-char" svg:width="7.056cm" svg:height="0.353cm" draw:z-index="32"><draw:image xlink:href="Pictures/100002010000019000000014B00B59307206B71A.png" xlink:type="simple" xlink:show="embed" xlink:actuate="onLoad" draw:mime-type="image/png"/><svg:title>CHAPITRE C : LA DISCIPLINE – PUNITIONS ET SANCTIONS</svg:title></draw:frame></text:span></text:h>
      <text:p text:style-name="P4">Les défaillances des élèves et le non-respect de ce règlement de vie collective peuvent être dans la plupart des cas réglés par un dialogue direct entre l’élève et les éducateurs. Cependant tout manquement caractérisé aux obligations des élèves et au règlement intérieur peut conduire soit :</text:p>
      <text:p text:style-name="P5"><draw:frame draw:style-name="fr1" draw:name="Image34" text:anchor-type="as-char" svg:width="0.141cm" svg:height="0.194cm" draw:z-index="33"><draw:image xlink:href="Pictures/10000200000000080000000BDDDC75AE996D66BE.gif" xlink:type="simple" xlink:show="embed" xlink:actuate="onLoad" draw:mime-type="image/gif"/><svg:title>-</svg:title></draw:frame>  <text:span text:style-name="T1">à des punitions scolaires pour des manquements mineurs<text:line-break/></text:span><text:span text:style-name="T1"><draw:frame draw:style-name="fr1" draw:name="Image35" text:anchor-type="as-char" svg:width="0.141cm" svg:height="0.194cm" draw:z-index="34"><draw:image xlink:href="Pictures/10000200000000080000000BDDDC75AE996D66BE.gif" xlink:type="simple" xlink:show="embed" xlink:actuate="onLoad" draw:mime-type="image/gif"/><svg:title>-</svg:title></draw:frame></text:span><text:span text:style-name="T1">  à des sanctions disciplinaires proprement dites</text:span></text:p>
      <text:p text:style-name="P4">Ainsi selon la gravité des faits reprochés, les punitions scolaires prévues sont les suivantes :</text:p>
      <text:p text:style-name="P4">° Excuse orale ou écrite<text:line-break/>° Rapport du professeur, du conseiller d’éducation ou d’un membre de l’équipe de direction<text:line-break/>° Travail supplémentaire<text:line-break/>° Exclusion ponctuelle d’un cours<text:line-break/>° Cas particulier de l’absence à un devoir : Il appartient à l’enseignant de juger de l’opportunité et de la nature de la punition.</text:p>
      <text:p text:style-name="P4">Cependant, dans tous les cas la punition infligée doit avoir un lien de causalité direct avec le manquement ou la faute constatée.</text:p>
      <text:p text:style-name="P4"><text:soft-page-break/>Selon la gravité des faits reprochés les sanctions disciplinaires sont les suivantes :</text:p>
      <text:p text:style-name="P4">° Avertissement officiel du chef d’établissement ou de son représentant sur la demande ou non d’un professeur ou d’un personnel d’éducation. Dans ce cadre, l’absence à un devoir prévu peut entraîner cet avertissement officiel ou le blâme prononcé à l’encontre de la personne concernée.<text:line-break/>° Le blâme<text:line-break/>° Exclusion temporaire de l’établissement ou de l’un de ses services annexes, par le chef d’établissement, pour une durée maximale de 8 jours, assortie ou non d’un sursis total ou partiel.<text:line-break/>° Comparution devant le conseil de discipline pouvant prononcer des sanctions allant de l’exclusion temporaire supérieure à 8 jours sans excéder la durée d’un mois, jusqu’à l’exclusion définitive de l’établissement, ou de l’un de ses services annexes, exclusions assorties ou non d’un sursis total ou partiel.</text:p>
      <text:p text:style-name="P4">Le chef d’établissement peut interdire par mesure conservatoire l’accès de l’établissement à toute personne (élève ou adulte) pour garantir la sécurité des biens et des personnes ou pour éviter un trouble grave de l’ordre public. Il peut user de cette disposition jusqu’à ce que le conseil de discipline ait statué ou lorsqu’une procédure judiciaire le rend nécessaire.</text:p>
      <text:p text:style-name="P4">Le présent règlement adopté par le conseil d’administration du 22 janvier 2001 a été modifié par le conseil réuni le 30 septembre 2008. Il est porté à la connaissance de tous notamment par l’affichage dans l’établissement.</text:p>
      <text:p text:style-name="P4">*---------------------------------------------------------------------------------------------------------<text:line-break/>Nous, soussignés, élève : Nom …………………………………………………….. Prénom ………………………………….……………………..<text:line-break/>Responsable de l’élève : Nom …………………………………………….……… Prénom ……………….………………………………………..<text:line-break/>avons pris connaissance du règlement intérieur du lycée Albert Triboulet et acceptons l’obligation de le respecter.</text:p>
      <text:p text:style-name="P4">A ………………………………………………………………………………… le ………… / ……… / 200……<text:line-break/>Signature de l’élève : Les parents ou le responsable légal :</text:p>
      <text:p text:style-name="Standard"/>
      <text:p text:style-name="P3">Menu :</text:p>
      <text:p text:style-name="P7"><text:a xlink:type="simple" xlink:href="http://www.ac-grenoble.fr/lycee/triboulet.romans/spip.php?article416#outil_sommaire_0" text:style-name="Internet_20_link" text:visited-style-name="Visited_20_Internet_20_Link"><text:span text:style-name="T5">Préambule</text:span></text:a></text:p>
      <text:list xml:id="list2904734720" text:style-name="L1">
        <text:list-item>
          <text:p text:style-name="P8"><text:a xlink:type="simple" xlink:href="http://www.ac-grenoble.fr/lycee/triboulet.romans/spip.php?article416#outil_sommaire_1" text:style-name="Internet_20_link" text:visited-style-name="Visited_20_Internet_20_Link"><text:span text:style-name="T5">CHAPITRE A : LES DROITS (...)</text:span></text:a></text:p>
        </text:list-item>
        <text:list-item>
          <text:p text:style-name="P8"><text:a xlink:type="simple" xlink:href="http://www.ac-grenoble.fr/lycee/triboulet.romans/spip.php?article416#outil_sommaire_2" text:style-name="Internet_20_link" text:visited-style-name="Visited_20_Internet_20_Link"><text:span text:style-name="T5">CHAPITRE B : LES DEVOIRS (...)</text:span></text:a></text:p>
        </text:list-item>
        <text:list-item>
          <text:p text:style-name="P8"><text:a xlink:type="simple" xlink:href="http://www.ac-grenoble.fr/lycee/triboulet.romans/spip.php?article416#outil_sommaire_3" text:style-name="Internet_20_link" text:visited-style-name="Visited_20_Internet_20_Link"><text:span text:style-name="T5">CHAPITRE C – LA DISCIPLINE (...)</text:span></text:a></text:p>
        </text:list-item>
        <text:list-item>
          <text:p text:style-name="P8"><text:a xlink:type="simple" xlink:href="http://www.ac-grenoble.fr/lycee/triboulet.romans/spip.php?article416#outil_sommaire_4" text:style-name="Internet_20_link" text:visited-style-name="Visited_20_Internet_20_Link"><text:span text:style-name="T5">Chapitre A - LES DROITS (...)</text:span></text:a></text:p>
        </text:list-item>
        <text:list-item>
          <text:p text:style-name="P8"><text:a xlink:type="simple" xlink:href="http://www.ac-grenoble.fr/lycee/triboulet.romans/spip.php?article416#outil_sommaire_5" text:style-name="Internet_20_link" text:visited-style-name="Visited_20_Internet_20_Link"><text:span text:style-name="T5">A1 - DROIT D’EXPRESSION (...)</text:span></text:a></text:p>
        </text:list-item>
        <text:list-item>
          <text:p text:style-name="P8"><text:a xlink:type="simple" xlink:href="http://www.ac-grenoble.fr/lycee/triboulet.romans/spip.php?article416#outil_sommaire_6" text:style-name="Internet_20_link" text:visited-style-name="Visited_20_Internet_20_Link"><text:span text:style-name="T5">A2 - DROIT DE PUBLICATION (...)</text:span></text:a></text:p>
        </text:list-item>
        <text:list-item>
          <text:p text:style-name="P8"><text:a xlink:type="simple" xlink:href="http://www.ac-grenoble.fr/lycee/triboulet.romans/spip.php?article416#outil_sommaire_7" text:style-name="Internet_20_link" text:visited-style-name="Visited_20_Internet_20_Link"><text:span text:style-name="T5">A3 - DROIT D’ASSOCIATION (...)</text:span></text:a></text:p>
        </text:list-item>
        <text:list-item>
          <text:p text:style-name="P8"><text:a xlink:type="simple" xlink:href="http://www.ac-grenoble.fr/lycee/triboulet.romans/spip.php?article416#outil_sommaire_8" text:style-name="Internet_20_link" text:visited-style-name="Visited_20_Internet_20_Link"><text:span text:style-name="T5">A4 - DROIT DE REUNION</text:span></text:a></text:p>
        </text:list-item>
        <text:list-item>
          <text:p text:style-name="P8"><text:a xlink:type="simple" xlink:href="http://www.ac-grenoble.fr/lycee/triboulet.romans/spip.php?article416#outil_sommaire_9" text:style-name="Internet_20_link" text:visited-style-name="Visited_20_Internet_20_Link"><text:span text:style-name="T5">A5 - CONSEIL DES DELEGUES (...)</text:span></text:a></text:p>
        </text:list-item>
        <text:list-item>
          <text:p text:style-name="P8"><text:a xlink:type="simple" xlink:href="http://www.ac-grenoble.fr/lycee/triboulet.romans/spip.php?article416#outil_sommaire_10" text:style-name="Internet_20_link" text:visited-style-name="Visited_20_Internet_20_Link"><text:span text:style-name="T5">A6 - LA FORMATION DES DELEGUES</text:span></text:a></text:p>
        </text:list-item>
        <text:list-item>
          <text:p text:style-name="P8"><text:a xlink:type="simple" xlink:href="http://www.ac-grenoble.fr/lycee/triboulet.romans/spip.php?article416#outil_sommaire_11" text:style-name="Internet_20_link" text:visited-style-name="Visited_20_Internet_20_Link"><text:span text:style-name="T5">Chapitre B - LES OBLIGATIONS</text:span></text:a></text:p>
        </text:list-item>
        <text:list-item>
          <text:p text:style-name="P8"><text:a xlink:type="simple" xlink:href="http://www.ac-grenoble.fr/lycee/triboulet.romans/spip.php?article416#outil_sommaire_12" text:style-name="Internet_20_link" text:visited-style-name="Visited_20_Internet_20_Link"><text:span text:style-name="T5">B1 - TRAVAIL, ASSIDUITE (...)</text:span></text:a></text:p>
        </text:list-item>
        <text:list-item>
          <text:p text:style-name="P8"><text:a xlink:type="simple" xlink:href="http://www.ac-grenoble.fr/lycee/triboulet.romans/spip.php?article416#outil_sommaire_13" text:style-name="Internet_20_link" text:visited-style-name="Visited_20_Internet_20_Link"><text:span text:style-name="T5">B2 - NEUTRALITE ET LAÏCITE (...)</text:span></text:a></text:p>
        </text:list-item>
        <text:list-item>
          <text:p text:style-name="P8"><text:a xlink:type="simple" xlink:href="http://www.ac-grenoble.fr/lycee/triboulet.romans/spip.php?article416#outil_sommaire_14" text:style-name="Internet_20_link" text:visited-style-name="Visited_20_Internet_20_Link"><text:span text:style-name="T5">B3 - RESPECT DES PERSONNES ET</text:span></text:a></text:p>
        </text:list-item>
        <text:list-item>
          <text:p text:style-name="P8"><text:a xlink:type="simple" xlink:href="http://www.ac-grenoble.fr/lycee/triboulet.romans/spip.php?article416#outil_sommaire_15" text:style-name="Internet_20_link" text:visited-style-name="Visited_20_Internet_20_Link"><text:span text:style-name="T5">B4 - DEPLACEMENTS POUR (...)</text:span></text:a></text:p>
        </text:list-item>
        <text:list-item>
          <text:p text:style-name="P8"><text:a xlink:type="simple" xlink:href="http://www.ac-grenoble.fr/lycee/triboulet.romans/spip.php?article416#outil_sommaire_16" text:style-name="Internet_20_link" text:visited-style-name="Visited_20_Internet_20_Link"><text:span text:style-name="T5">B5 - ASSURANCES</text:span></text:a></text:p>
        </text:list-item>
        <text:list-item>
          <text:p text:style-name="P8"><text:a xlink:type="simple" xlink:href="http://www.ac-grenoble.fr/lycee/triboulet.romans/spip.php?article416#outil_sommaire_17" text:style-name="Internet_20_link" text:visited-style-name="Visited_20_Internet_20_Link"><text:span text:style-name="T5">B6 - HYGIENE ET SANTE</text:span></text:a></text:p>
        </text:list-item>
        <text:list-item>
          <text:p text:style-name="P8"><text:a xlink:type="simple" xlink:href="http://www.ac-grenoble.fr/lycee/triboulet.romans/spip.php?article416#outil_sommaire_18" text:style-name="Internet_20_link" text:visited-style-name="Visited_20_Internet_20_Link"><text:span text:style-name="T5">B7 - SECURITE</text:span></text:a></text:p>
        </text:list-item>
        <text:list-item>
          <text:p text:style-name="P9"><text:a xlink:type="simple" xlink:href="http://www.ac-grenoble.fr/lycee/triboulet.romans/spip.php?article416#outil_sommaire_19" text:style-name="Internet_20_link" text:visited-style-name="Visited_20_Internet_20_Link"><text:span text:style-name="T5">CHAPITRE C : LA DISCIPLINE –</text:span></text:a></text:p>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3T12:32:53.001000000</meta:creation-date>
    <dc:date>2021-06-13T12:34:13.125000000</dc:date>
    <meta:editing-duration>PT1M20S</meta:editing-duration>
    <meta:editing-cycles>2</meta:editing-cycles>
    <meta:generator>LibreOffice/7.1.2.2$Windows_X86_64 LibreOffice_project/8a45595d069ef5570103caea1b71cc9d82b2aae4</meta:generator>
    <meta:document-statistic meta:table-count="0" meta:image-count="35" meta:object-count="0" meta:page-count="6" meta:paragraph-count="107" meta:word-count="4042" meta:character-count="26405" meta:non-whitespace-character-count="22412"/>
  </office:meta>
</office:document-meta>
</file>